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Code" style:list-style-name="L1"/>
    <style:style style:name="P7" style:family="paragraph" style:parent-style-name="Code" style:list-style-name="L1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Raspi</text:p>
          </text:index-title>
          <text:p text:style-name="P4">History<text:tab/>1</text:p>
          <text:p text:style-name="P2">V 0.3.1 09.aug.2025<text:tab/>1</text:p>
          <text:p text:style-name="P2">V 0.3.0 31.jul.2025<text:tab/>1</text:p>
          <text:p text:style-name="P2">V 0.2.0 14.oct.2023<text:tab/>1</text:p>
          <text:p text:style-name="P2">V 0.1.0 30.sep.2023<text:tab/>1</text:p>
          <text:p text:style-name="P4">Intro<text:tab/>2</text:p>
          <text:p text:style-name="P2">Goal<text:tab/>2</text:p>
          <text:p text:style-name="P2">Setup 4 Raspi Imager<text:tab/>2</text:p>
          <text:p text:style-name="P2">Raspi-config<text:tab/>2</text:p>
          <text:p text:style-name="P2">Copy files to target<text:tab/>2</text:p>
          <text:p text:style-name="P3">Make scripts executable<text:tab/>2</text:p>
          <text:p text:style-name="P2">Execute install_basics.sh script (as root)<text:tab/>3</text:p>
          <text:p text:style-name="P2">Run setup script<text:tab/>3</text:p>
          <text:p text:style-name="P3">Ser2Net control port<text:tab/>4</text:p>
          <text:p text:style-name="P3">Last step reboot<text:tab/>4</text:p>
          <text:p text:style-name="P4">Questions<text:tab/>4</text:p>
          <text:p text:style-name="P2">Problems<text:tab/>4</text:p>
          <text:p text:style-name="P2">Info<text:tab/>4</text:p>
          <text:p text:style-name="P4">Links<text:tab/>5</text:p>
          <text:p text:style-name="P2">Culture<text:tab/>5</text:p>
          <text:p text:style-name="P2">Profiles<text:tab/>5</text:p>
          <text:p text:style-name="P2">Other<text:tab/>5</text:p>
        </text:index-body>
      </text:table-of-content>
      <text:h text:style-name="Heading_20_1" text:outline-level="1">History</text:h>
      <text:h text:style-name="Heading_20_2" text:outline-level="2">V 0.3.1 09.aug.2025</text:h>
      <text:p text:style-name="Text_20_body">Use sshkeys</text:p>
      <text:h text:style-name="Heading_20_2" text:outline-level="2">V 0.3.0 31.jul.2025</text:h>
      <text:p text:style-name="Text_20_body">Use sshkeys</text:p>
      <text:h text:style-name="Heading_20_2" text:outline-level="2">V 0.2.0 14.oct.2023</text:h>
      <text:p text:style-name="Text_20_body">Add desktop entry for tyra</text:p>
      <text:h text:style-name="Heading_20_2" text:outline-level="2">V 0.1.0 30.sep.2023</text:h>
      <text:p text:style-name="Text_20_body">First Creation</text:p>
      <text:h text:style-name="Heading_20_1" text:outline-level="1"><text:soft-page-break/>Intro</text:h>
      <text:h text:style-name="Heading_20_2" text:outline-level="2">Goal</text:h>
      <text:p text:style-name="Text_20_body">Install Raspi for using as dev Station</text:p>
      <text:h text:style-name="Heading_20_2" text:outline-level="2">Setup 4 Raspi Imager</text:h>
      <text:p text:style-name="Text_20_body">Setup Standard OS with desktop; without recommended Software.</text:p>
      <text:p text:style-name="Text_20_body">Before burning image select:</text:p>
      <text:p text:style-name="Text_20_body">Hostname: aewinter</text:p>
      <text:p text:style-name="Text_20_body">SSH User: aeningning</text:p>
      <text:p text:style-name="Text_20_body">SSH Password: sldsld1023</text:p>
      <text:p text:style-name="Text_20_body">WIFI: nothing</text:p>
      <text:p text:style-name="Text_20_body">TimeZone: Eu/Berlin</text:p>
      <text:p text:style-name="Text_20_body">Keyboard; de</text:p>
      <text:p text:style-name="Text_20_body">Services: auth by password</text:p>
      <text:h text:style-name="Heading_20_2" text:outline-level="2">Raspi-config</text:h>
      <text:p text:style-name="Text_20_body"/>
      <text:list xml:id="list8505755714717859013" text:style-name="L1">
        <text:list-item>
          <text:p text:style-name="P7">Display options</text:p>
          <text:list>
            <text:list-item>
              <text:p text:style-name="P7">VNC Reslolution</text:p>
              <text:list>
                <text:list-item>
                  <text:p text:style-name="P6">1280x720</text:p>
                </text:list-item>
              </text:list>
            </text:list-item>
          </text:list>
        </text:list-item>
        <text:list-item>
          <text:p text:style-name="P7">Interface options</text:p>
          <text:list>
            <text:list-item>
              <text:p text:style-name="P7">VNC</text:p>
              <text:list>
                <text:list-item>
                  <text:p text:style-name="P7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Copy files to target</text:h>
      <text:p text:style-name="Code">scp watchmen.jar install_basics.sh install_services.sh siu.sh siu.cfg siu_load.sh siu.elf zena.sh zena.cfg zena_load.sh marty.elf watchmen.service t0.sh t1.sh t2.sh tyra_debug.sh tyra.jar tyra.sh tyra.desktop aeningning_sshkey aeningning@aewinter.kwangya:~</text:p>
      <text:p text:style-name="Code">scp aeningning_sshkey.pub ser2net.yaml aeningning@aewinter.kwangya:~</text:p>
      <text:p text:style-name="Code">ssh aeningning@aewinter.kwangya chmod a+rwx *.sh</text:p>
      <text:h text:style-name="Heading_20_2" text:outline-level="2"><text:soft-page-break/>Execute install_basics.sh script (as root)</text:h>
      <text:p text:style-name="Code">mkdir .ssh<text:line-break/>mv aeningning_sshkey.pub .ssh/authorized_keys<text:line-break/><text:line-break/>chown aeningning:aeningning .ssh/authorized_keys<text:line-break/>chown aeningning:aeningning .ssh<text:line-break/>chmod 600 .ssh/authorized_keys<text:line-break/>chmod 700 .ssh <text:line-break/><text:line-break/><text:line-break/>apt update<text:line-break/>apt upgrade -y<text:line-break/><text:line-break/>apt install ca-certificates-java -y<text:line-break/>apt install openjdk-17-jre -y<text:line-break/>apt install libpangoft2-1.0-0 -y<text:line-break/>apt install libgles-dev -y<text:line-break/><text:line-break/>apt install openocd -y<text:line-break/><text:line-break/>#apt install x2goserver<text:line-break/><text:line-break/>apt install mc -y<text:line-break/>apt install xoscope -y<text:line-break/><text:line-break/>apt install minicom -y<text:line-break/>apt install telnet -y<text:line-break/><text:line-break/>apt install ser2net -y<text:line-break/><text:line-break/># virtual midi keyboard<text:line-break/>apt install vmpk -y </text:p>
      <text:p text:style-name="P1"/>
      <text:h text:style-name="Heading_20_2" text:outline-level="2">Run setup script</text:h>
      <text:p text:style-name="P1">Activate watchmen</text:p>
      <text:p text:style-name="Code">sudo ./install_services.sh</text:p>
      <text:p text:style-name="P1">Script contains </text:p>
      <text:p text:style-name="Code">sudo cp watchmen.service /lib/systemd/system<text:line-break/>sudo cp ser2net.yaml /etc/<text:line-break/>sudo systemctl enable watchmen.service<text:line-break/>sudo systemctl start watchmen.service<text:line-break/>cp tyra.desktop .local/share/applications/tyra.desktop</text:p>
      <text:h text:style-name="Heading_20_3" text:outline-level="3"><text:soft-page-break/>Ser2Net control port</text:h>
      <text:p text:style-name="Text_20_body">At</text:p>
      <text:p text:style-name="Code">/lib/systemd/system/ser2net.service</text:p>
      <text:p text:style-name="Text_20_body">add</text:p>
      <text:p text:style-name="Code">-p 2000</text:p>
      <text:p text:style-name="Text_20_body">At end of ExecStart</text:p>
      <text:h text:style-name="Heading_20_3" text:outline-level="3">Last step reboot</text:h>
      <text:p text:style-name="Code">Sudo reboot</text:p>
      <text:h text:style-name="Heading_20_1" text:outline-level="1">Questions</text:h>
      <text:p text:style-name="Text_20_body">Vncserver or x2goserver or raspi light without desktop</text:p>
      <text:p text:style-name="Text_20_body">xoscope for signalling</text:p>
      <text:p text:style-name="Text_20_body">develop tyra</text:p>
      <text:p text:style-name="Text_20_body">use netcat nc as raw terminal for ser2net</text:p>
      <text:h text:style-name="Heading_20_2" text:outline-level="2">Problems</text:h>
      <text:p text:style-name="P1">xoscope run through x2goserver</text:p>
      <text:h text:style-name="Heading_20_2" text:outline-level="2">Info</text:h>
      <text:p text:style-name="P1">Locatoion of .desktop files</text:p>
      <text:p text:style-name="P1">/usr/share/applications<text:line-break/>(created in raspi but empty)</text:p>
      <text:p text:style-name="P1">/usr/local/share/applications<text:line-break/>(not used in raspi)</text:p>
      <text:p text:style-name="P1">~/.local/share/applications<text:line-break/>(created in raspi but empty)</text:p>
      <text:h text:style-name="P5" text:outline-level="1">Links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_raspi.odt</text:file-name><text:tab/><text:tab/><text:date style:data-style-name="N75" text:date-value="2025-08-09T19:10:24.85">Aug 9, 2025</text:date> <text:time style:data-style-name="N40" text:time-value="2023-10-02T12:04:06.78" text:fixed="true">12:04</text:time></text:p>
      </style:header>
      <style:footer>
        <text:p text:style-name="Footer"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2T12:04:06.30</meta:creation-date>
    <meta:editing-duration>PT6H37M12S</meta:editing-duration>
    <meta:editing-cycles>12</meta:editing-cycles>
    <meta:generator>OpenOffice/4.1.15$Win32 OpenOffice.org_project/4115m2$Build-9813</meta:generator>
    <dc:date>2025-08-09T19:10:24.83</dc:date>
    <meta:document-statistic meta:table-count="0" meta:image-count="0" meta:object-count="0" meta:page-count="5" meta:paragraph-count="91" meta:word-count="380" meta:character-count="2809"/>
  </office:meta>
</office:document-meta>
</file>